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iandra GD" svg:font-family="'Maiandra G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iandra GD" officeooo:rsid="000c63d9" officeooo:paragraph-rsid="000c63d9" style:font-name-complex="Arial"/>
    </style:style>
    <style:style style:name="P2" style:family="paragraph" style:parent-style-name="Standard">
      <style:text-properties style:font-name="Maiandra GD" officeooo:rsid="0011e6d1" officeooo:paragraph-rsid="0016a7e6" style:font-name-complex="Arial"/>
    </style:style>
    <style:style style:name="P3" style:family="paragraph" style:parent-style-name="Standard">
      <style:text-properties style:font-name="Maiandra GD" officeooo:rsid="001310b1" officeooo:paragraph-rsid="001310b1" style:font-name-complex="Arial"/>
    </style:style>
    <style:style style:name="P4" style:family="paragraph" style:parent-style-name="Standard">
      <style:text-properties style:font-name="Maiandra GD" officeooo:rsid="001a5e80" officeooo:paragraph-rsid="001a5e80" style:font-name-complex="Arial"/>
    </style:style>
    <style:style style:name="P5" style:family="paragraph" style:parent-style-name="Standard">
      <style:text-properties style:font-name="Maiandra GD" officeooo:rsid="001dce1a" officeooo:paragraph-rsid="001dce1a" style:font-name-complex="Arial"/>
    </style:style>
    <style:style style:name="P6" style:family="paragraph" style:parent-style-name="Standard">
      <style:text-properties style:font-name="Maiandra GD" officeooo:rsid="001f1f46" officeooo:paragraph-rsid="001f1f46" style:font-name-complex="Arial"/>
    </style:style>
    <style:style style:name="P7" style:family="paragraph" style:parent-style-name="Standard">
      <style:text-properties style:font-name="Maiandra GD" officeooo:rsid="00291fdf" officeooo:paragraph-rsid="000c63d9" style:font-name-complex="Arial"/>
    </style:style>
    <style:style style:name="P8" style:family="paragraph" style:parent-style-name="Standard">
      <style:text-properties style:font-name="Arial" officeooo:rsid="000ac31b" officeooo:paragraph-rsid="00182b70" style:font-name-complex="Arial"/>
    </style:style>
    <style:style style:name="P9" style:family="paragraph" style:parent-style-name="Standard">
      <style:text-properties style:font-name="Arial" fo:font-size="12pt" style:font-size-asian="12pt" style:font-name-complex="Arial" style:font-size-complex="12pt"/>
    </style:style>
    <style:style style:name="P10" style:family="paragraph" style:parent-style-name="Standard">
      <style:text-properties style:font-name="Arial" fo:font-size="12pt" officeooo:rsid="000c63d9" officeooo:paragraph-rsid="000c63d9" style:font-size-asian="12pt" style:font-name-complex="Arial" style:font-size-complex="12pt"/>
    </style:style>
    <style:style style:name="P11" style:family="paragraph" style:parent-style-name="Standard">
      <style:text-properties style:font-name="Arial" fo:font-size="12pt" officeooo:rsid="000ac31b" officeooo:paragraph-rsid="000ac31b" style:font-size-asian="12pt" style:font-name-complex="Arial" style:font-size-complex="12pt"/>
    </style:style>
    <style:style style:name="P12" style:family="paragraph" style:parent-style-name="Standard">
      <style:text-properties style:font-name="Arial" fo:font-size="12pt" officeooo:rsid="000ac31b" officeooo:paragraph-rsid="00182b70" style:font-size-asian="12pt" style:font-name-complex="Arial" style:font-size-complex="12pt"/>
    </style:style>
    <style:style style:name="P13" style:family="paragraph" style:parent-style-name="Standard">
      <style:text-properties style:font-name="Arial" fo:font-size="12pt" officeooo:rsid="0010ee33" officeooo:paragraph-rsid="0010ee33" style:font-size-asian="12pt" style:font-name-complex="Arial" style:font-size-complex="12pt"/>
    </style:style>
    <style:style style:name="P14" style:family="paragraph" style:parent-style-name="Standard">
      <style:text-properties style:font-name="Arial" fo:font-size="14pt" officeooo:rsid="000e4ef2" officeooo:paragraph-rsid="000e4ef2" style:font-size-asian="14pt" style:font-name-complex="Arial" style:font-size-complex="14pt"/>
    </style:style>
    <style:style style:name="P15" style:family="paragraph" style:parent-style-name="Text_20_body">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16" style:family="paragraph" style:parent-style-name="Text_20_body">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Arial" fo:font-size="12pt" fo:letter-spacing="normal" fo:font-style="normal" style:text-underline-style="none" fo:font-weight="normal" officeooo:rsid="000f2cba" style:text-blinking="false" style:font-size-asian="12pt" style:font-size-complex="12pt"/>
    </style:style>
    <style:style style:name="P17" style:family="paragraph" style:parent-style-name="Text_20_body">
      <style:paragraph-properties fo:margin-left="0cm" fo:margin-right="0cm" fo:text-align="start" style:justify-single-word="false" fo:orphans="2" fo:text-indent="0cm" style:auto-text-indent="false"/>
    </style:style>
    <style:style style:name="P18" style:family="paragraph" style:parent-style-name="Text_20_body">
      <style:paragraph-properties fo:margin-left="0cm" fo:margin-right="0cm" fo:text-align="start" style:justify-single-word="false" fo:orphans="2" fo:text-indent="0cm" style:auto-text-indent="false"/>
      <style:text-properties officeooo:rsid="002a821a" officeooo:paragraph-rsid="002a821a"/>
    </style:style>
    <style:style style:name="P19" style:family="paragraph" style:parent-style-name="Text_20_body">
      <style:paragraph-properties fo:margin-left="0cm" fo:margin-right="0cm" fo:text-indent="0cm" style:auto-text-indent="false"/>
      <style:text-properties fo:color="#333333" style:font-name="Arial"/>
    </style:style>
    <style:style style:name="P20" style:family="paragraph" style:parent-style-name="Text_20_body">
      <style:text-properties fo:font-variant="normal" fo:text-transform="none" fo:color="#000000" style:text-line-through-style="none" style:text-line-through-type="none" style:font-name="Arial" fo:font-size="12pt" fo:letter-spacing="normal" fo:font-style="normal" style:text-underline-style="none" fo:font-weight="normal" officeooo:rsid="000c63d9" officeooo:paragraph-rsid="000c63d9" style:text-blinking="false" style:font-size-asian="12pt" style:font-name-complex="Arial" style:font-size-complex="12pt"/>
    </style:style>
    <style:style style:name="P21" style:family="paragraph" style:parent-style-name="Standard" style:master-page-name="Standard">
      <style:paragraph-properties style:page-number="auto"/>
      <style:text-properties style:font-name="Arial" fo:font-size="14pt" officeooo:rsid="000ac31b" officeooo:paragraph-rsid="000ac31b" style:font-size-asian="14pt" style:font-name-complex="Arial" style:font-size-complex="14pt"/>
    </style:style>
    <style:style style:name="T1" style:family="text">
      <style:text-properties officeooo:rsid="000d90c5"/>
    </style:style>
    <style:style style:name="T2"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76088" style:text-blinking="false" style:font-size-asian="12pt" style:font-size-complex="12pt"/>
    </style:style>
    <style:style style:name="T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0f2cba" style:text-blinking="false" style:font-size-asian="12pt" style:font-size-complex="12pt"/>
    </style:style>
    <style:style style:name="T5" style:family="text">
      <style:text-properties fo:font-size="12pt" style:font-size-asian="12pt" style:font-size-complex="12pt"/>
    </style:style>
    <style:style style:name="T6" style:family="text">
      <style:text-properties fo:font-size="12pt" officeooo:rsid="0018c87f" style:font-size-asian="12pt" style:font-size-complex="12pt"/>
    </style:style>
    <style:style style:name="T7" style:family="text">
      <style:text-properties fo:font-size="12pt" officeooo:rsid="000d90c5" style:font-size-asian="12pt" style:font-size-complex="12pt"/>
    </style:style>
    <style:style style:name="T8" style:family="text">
      <style:text-properties officeooo:rsid="00111a98"/>
    </style:style>
    <style:style style:name="T9" style:family="text">
      <style:text-properties officeooo:rsid="0011382d"/>
    </style:style>
    <style:style style:name="T10" style:family="text">
      <style:text-properties officeooo:rsid="001310b1"/>
    </style:style>
    <style:style style:name="T11" style:family="text">
      <style:text-properties officeooo:rsid="0014aa0f"/>
    </style:style>
    <style:style style:name="T12" style:family="text">
      <style:text-properties officeooo:rsid="0018c87f"/>
    </style:style>
    <style:style style:name="T13" style:family="text">
      <style:text-properties officeooo:rsid="001a8b29"/>
    </style:style>
    <style:style style:name="T14" style:family="text">
      <style:text-properties officeooo:rsid="001f1f46"/>
    </style:style>
    <style:style style:name="T15" style:family="text">
      <style:text-properties officeooo:rsid="00229be2"/>
    </style:style>
    <style:style style:name="T16" style:family="text">
      <style:text-properties officeooo:rsid="0024b6aa"/>
    </style:style>
    <style:style style:name="T17" style:family="text">
      <style:text-properties officeooo:rsid="002b8146"/>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02e633c" style:font-weight-asian="normal" style:font-weight-complex="normal"/>
    </style:style>
    <style:style style:name="T20" style:family="text">
      <style:text-properties style:font-name="Arial"/>
    </style:style>
    <style:style style:name="T21" style:family="text">
      <style:text-properties officeooo:rsid="002e21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llgemeine Geschäftsbedingungen</text:p>
      <text:p text:style-name="P9"/>
      <text:p text:style-name="P11"/>
      <text:p text:style-name="P13"><text:span text:style-name="T12">1</text:span>. Die Hundeschule Hundefreu(n)de – Monika Frei übernimmt keinerlei Haftung für Personen-, Sach- oder Vermögensschäden, die dem Kunden, seinem Hund oder Begleitpersonen während der Trainingsstunden entstehe<text:span text:style-name="T9">n</text:span>. <text:span text:style-name="T8">Einzige Ausnahme für den Haftungsausschluss wäre</text:span> vorsätzliches oder grob fahrlässiges Handeln. </text:p>
      <text:p text:style-name="P10"/>
      <text:p text:style-name="P10"><text:span text:style-name="T12">2</text:span>. Für jeden teilnehmende<text:span text:style-name="T1">n</text:span> Hund muss eine <text:span text:style-name="T11">Tierhalterh</text:span>aftpflichtversicherung <text:span text:style-name="T11">bestehen</text:span>, die <text:span text:style-name="T1">für Schäden an anderen Hunden sowie für jegliche Personen-, Sach- oder Vermögensschäden haftet.</text:span></text:p>
      <text:p text:style-name="P1"/>
      <text:p text:style-name="P3"><text:span text:style-name="T12">3</text:span>. Der Führer des Hundes bleibt während der gesamten Trainingsstunden als Tierhalter- bzw. Tieraufseher aufsichtspflichtig und haftet für die von ihm oder seinem Hund verursachten Schäden auch wenn er auf Weisung des Trainers handelt. </text:p>
      <text:p text:style-name="P1"/>
      <text:p text:style-name="P2"><text:span text:style-name="T12">4</text:span>. Kinder unter 16 Jahren dürfen nur in Begleitung und unter Aufsicht eines Erziehungsberechtigten teilnehmen. <text:span text:style-name="T10">Die Teilnahme erfolgt auf eigenes Risiko des Erziehungsberechtigten.</text:span></text:p>
      <text:p text:style-name="P2"/>
      <text:p text:style-name="P8"><text:span text:style-name="T6">5</text:span><text:span text:style-name="T5">. </text:span><text:span text:style-name="T7">Für jeden teilnehmenden Hund muss ein altersgemäßer und zeitlich gültiger Impfschutz bestehen. Zur Überprüfung kann Einsicht in den Impfausweis verlangt werden. </text:span></text:p>
      <text:p text:style-name="P12"/>
      <text:p text:style-name="P4">6. Jegliche Krankheiten sowie Krankheitsanzeichen des Hundes müssen der Hundeschule unverzüglich und vor Trainingsbeginn gemeldet werden, um ein Ansteckungsrisiko ausschließen <text:span text:style-name="T13">sowie</text:span> bei Hunden mit Handicap das Training entsprechend anpassen zu können. <text:s/></text:p>
      <text:p text:style-name="P1"/>
      <text:p text:style-name="P5">7. <text:span text:style-name="T16">Die </text:span>Läufigkeit einer Hündin sowie jegliche Verhaltensauffälligkeiten <text:span text:style-name="T16">des Hundes</text:span>, die das Training beeinflussen könnten, sind der Hundeschule unverzüglich und vor Trainingsbeginn mitzuteilen. </text:p>
      <text:p text:style-name="P1"/>
      <text:p text:style-name="P5">8. Der Hundehalter ist verpflichtet, die Ausstattung seines Hundes (Leine, Halsband, Geschirr, ggf. Maulkorb <text:span text:style-name="T14">etc.</text:span>) vor Trainingsbeginn auf ordnungsgemäßen Zustand zu überprüfen. <text:span text:style-name="T14">Die Verwendung von tierschutzwidrigem Zubehör (z. B. Stachelhalsband usw.) ist verboten. </text:span></text:p>
      <text:p text:style-name="P1"/>
      <text:p text:style-name="P6">9. <text:span text:style-name="T15">Bei unzumutbaren Witterungsbedingungen sowie Gefahr für Hund und Halter kann das Training seitens Hundeschule kurzfristig abgesagt bzw. abgebrochen werden. <text:s/></text:span>Den Anweisungen des Trainers ist Folge zu leisten. </text:p>
      <text:p text:style-name="P1"/>
      <text:p text:style-name="P7">10. Die Unwirksamkeit einzelner Bedingungen hat nicht die Unwirksamkeit der gesamten Geschäftsbedingungen zur Folge. </text:p>
      <text:p text:style-name="P1"/>
      <text:p text:style-name="P1"/>
      <text:p text:style-name="P1"/>
      <text:p text:style-name="P1"/>
      <text:p text:style-name="P1"/>
      <text:p text:style-name="P1"/>
      <text:p text:style-name="P1"/>
      <text:p text:style-name="P14"><text:soft-page-break/>Impressum</text:p>
      <text:p text:style-name="P1"/>
      <text:p text:style-name="P20">Hundefreu(n)de <text:line-break/>Monika Frei<text:line-break/>Schönreit 1<text:line-break/>83308 Trostberg</text:p>
      <text:p text:style-name="P17"><text:span text:style-name="T2">Tel.: +49 178 7308459<text:line-break/>E-Mail: </text:span><text:a xlink:type="simple" xlink:href="mailto:info@hundefreu-n-de.de" text:style-name="Internet_20_link" text:visited-style-name="Visited_20_Internet_20_Link"><text:span text:style-name="T20">info@hundefreu-n-de.de</text:span></text:a><text:span text:style-name="T3"><text:line-break/><text:line-break/></text:span><text:span text:style-name="T2">Steuernummer: 163/218/117</text:span><text:span text:style-name="T4">56</text:span></text:p>
      <text:p text:style-name="P16"/>
      <text:p text:style-name="P16"><text:span text:style-name="T17">Die Erlaubnis</text:span> nach § 11 Abs. 1 Nr. 8 Buchst. f<text:span text:style-name="T17">)</text:span> T<text:span text:style-name="T17">ierS</text:span>chG <text:span text:style-name="T17">wurde erteilt. </text:span></text:p>
      <text:p text:style-name="P19"><text:span text:style-name="T18">Zuständige </text:span><text:span text:style-name="T19">B</text:span><text:span text:style-name="T18">ehörde</text:span><text:line-break/>Landratsamt <text:span text:style-name="T21">Traunstein</text:span><text:line-break/>Veterinär<text:span text:style-name="T21">amt</text:span> <text:line-break/><text:span text:style-name="T21">Papst-Benedikt-XVI.-Platz</text:span><text:line-break/><text:span text:style-name="T21">83278 Traunstein</text:span></text:p>
      <text:p text:style-name="P16"/>
      <text:p text:style-name="P18"><text:span text:style-name="T4">H</text:span><text:span text:style-name="T2">aftungsausschluss</text:span></text:p>
      <text:p text:style-name="P15">Mit Urteil vom Mai 1998 "Haftung für Links" hat das Landgericht (LG) Hamburg entschieden, dass man durch die Anbringung eines Links, die Inhalte der gelinkten Seite ggf. mit zu verantworten hat. Dies kann - so das LG - nur dadurch verhindert werden, dass man sich ausdrücklich von diesen Inhalten distanziert. Hiermit distanziere ich mich ausdrücklich von allen Inhalten aller gelinkten Seiten auf unserer Website und machen uns diese Inhalte nicht zu eigen. Diese Erklärung gilt für alle auf dieser Website angebrachten Links.</text:p>
      <text:p text:style-name="P10"/>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iandra GD" svg:font-family="'Maiandra G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ch vorher ausgelegten Gegenständen absucht</dc:title>
    <meta:initial-creator>Frei</meta:initial-creator>
    <meta:creation-date>2016-05-03T17:27:00</meta:creation-date>
    <dc:date>2019-12-28T07:02:25.821000000</dc:date>
    <meta:editing-cycles>39</meta:editing-cycles>
    <meta:generator>LibreOffice/6.0.6.2$Windows_X86_64 LibreOffice_project/0c292870b25a325b5ed35f6b45599d2ea4458e77</meta:generator>
    <meta:editing-duration>PT2H41M28S</meta:editing-duration>
    <meta:document-statistic meta:table-count="0" meta:image-count="0" meta:object-count="0" meta:page-count="2" meta:paragraph-count="18" meta:word-count="390" meta:character-count="3000" meta:non-whitespace-character-count="2613"/>
  </office:meta>
</office:document-meta>
</file>